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4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74.93mm"/>
    </style:style>
    <style:style style:name="co12" style:family="table-column">
      <style:table-column-properties fo:break-before="auto" style:column-width="77.61mm"/>
    </style:style>
    <style:style style:name="co13" style:family="table-column">
      <style:table-column-properties fo:break-before="auto" style:column-width="81.47mm"/>
    </style:style>
    <style:style style:name="co14" style:family="table-column">
      <style:table-column-properties fo:break-before="auto" style:column-width="107.99mm"/>
    </style:style>
    <style:style style:name="co15" style:family="table-column">
      <style:table-column-properties fo:break-before="auto" style:column-width="77.31mm"/>
    </style:style>
    <style:style style:name="co16" style:family="table-column">
      <style:table-column-properties fo:break-before="auto" style:column-width="79.39mm"/>
    </style:style>
    <style:style style:name="co17" style:family="table-column">
      <style:table-column-properties fo:break-before="auto" style:column-width="101.72mm"/>
    </style:style>
    <style:style style:name="co18" style:family="table-column">
      <style:table-column-properties fo:break-before="auto" style:column-width="10.71mm"/>
    </style:style>
    <style:style style:name="co19" style:family="table-column">
      <style:table-column-properties fo:break-before="auto" style:column-width="8.96mm"/>
    </style:style>
    <style:style style:name="co20" style:family="table-column">
      <style:table-column-properties fo:break-before="auto" style:column-width="8.08mm"/>
    </style:style>
    <style:style style:name="co21" style:family="table-column">
      <style:table-column-properties fo:break-before="auto" style:column-width="84.77mm"/>
    </style:style>
    <style:style style:name="co22" style:family="table-column">
      <style:table-column-properties fo:break-before="auto" style:column-width="91.74mm"/>
    </style:style>
    <style:style style:name="co23" style:family="table-column">
      <style:table-column-properties fo:break-before="auto" style:column-width="180.34mm"/>
    </style:style>
    <style:style style:name="co24" style:family="table-column">
      <style:table-column-properties fo:break-before="auto" style:column-width="14.48mm"/>
    </style:style>
    <style:style style:name="co25" style:family="table-column">
      <style:table-column-properties fo:break-before="auto" style:column-width="125.73mm"/>
    </style:style>
    <style:style style:name="co26" style:family="table-column">
      <style:table-column-properties fo:break-before="auto" style:column-width="151.62mm"/>
    </style:style>
    <style:style style:name="co27" style:family="table-column">
      <style:table-column-properties fo:break-before="auto" style:column-width="186.14mm"/>
    </style:style>
    <style:style style:name="co28" style:family="table-column">
      <style:table-column-properties fo:break-before="auto" style:column-width="107.42mm"/>
    </style:style>
    <style:style style:name="co29" style:family="table-column">
      <style:table-column-properties fo:break-before="auto" style:column-width="27.82mm"/>
    </style:style>
    <style:style style:name="co30" style:family="table-column">
      <style:table-column-properties fo:break-before="auto" style:column-width="14.32mm"/>
    </style:style>
    <style:style style:name="co31" style:family="table-column">
      <style:table-column-properties fo:break-before="auto" style:column-width="18.91mm"/>
    </style:style>
    <style:style style:name="co32" style:family="table-column">
      <style:table-column-properties fo:break-before="auto" style:column-width="76.61mm"/>
    </style:style>
    <style:style style:name="co33" style:family="table-column">
      <style:table-column-properties fo:break-before="auto" style:column-width="27.23mm"/>
    </style:style>
    <style:style style:name="co34" style:family="table-column">
      <style:table-column-properties fo:break-before="auto" style:column-width="79.18mm"/>
    </style:style>
    <style:style style:name="co35" style:family="table-column">
      <style:table-column-properties fo:break-before="auto" style:column-width="30.39mm"/>
    </style:style>
    <style:style style:name="co36" style:family="table-column">
      <style:table-column-properties fo:break-before="auto" style:column-width="12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5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inalProces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y levels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202"/>
        <table:table-column table:style-name="co5" table:default-cell-style-name="ce202"/>
        <table:table-column table:style-name="co6" table:default-cell-style-name="ce202"/>
        <table:table-column table:style-name="co4" table:default-cell-style-name="ce202"/>
        <table:table-column table:style-name="co5" table:default-cell-style-name="ce202"/>
        <table:table-column table:style-name="co7" table:default-cell-style-name="ce202"/>
        <table:table-column table:style-name="co5" table:default-cell-style-name="ce202"/>
        <table:table-column table:style-name="co1" table:default-cell-style-name="ce202"/>
        <table:table-column table:style-name="co8" table:default-cell-style-name="ce202"/>
        <table:table-column table:style-name="co4" table:default-cell-style-name="ce202"/>
        <table:table-column table:style-name="co5" table:default-cell-style-name="ce202"/>
        <table:table-column table:style-name="co7" table:default-cell-style-name="ce202"/>
        <table:table-column table:style-name="co1" table:number-columns-repeated="1007" table:default-cell-style-name="ce202"/>
        <table:table-row table:style-name="ro2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98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9" table:default-cell-style-name="ce62"/>
        <table:table-column table:style-name="co10" table:default-cell-style-name="ce62"/>
        <table:table-column table:style-name="co11" table:default-cell-style-name="ce66"/>
        <table:table-column table:style-name="co9" table:default-cell-style-name="ce68"/>
        <table:table-column table:style-name="co10" table:default-cell-style-name="ce68"/>
        <table:table-column table:style-name="co12" table:default-cell-style-name="ce72"/>
        <table:table-column table:style-name="co9" table:default-cell-style-name="ce74"/>
        <table:table-column table:style-name="co10" table:default-cell-style-name="ce74"/>
        <table:table-column table:style-name="co13" table:default-cell-style-name="ce77"/>
        <table:table-column table:style-name="co9" table:default-cell-style-name="ce80"/>
        <table:table-column table:style-name="co10" table:default-cell-style-name="ce80"/>
        <table:table-column table:style-name="co14" table:default-cell-style-name="ce83"/>
        <table:table-column table:style-name="co9" table:default-cell-style-name="ce262"/>
        <table:table-column table:style-name="co10" table:default-cell-style-name="ce262"/>
        <table:table-column table:style-name="co15" table:default-cell-style-name="ce270"/>
        <table:table-column table:style-name="co9" table:default-cell-style-name="ce273"/>
        <table:table-column table:style-name="co10" table:default-cell-style-name="ce262"/>
        <table:table-column table:style-name="co16" table:default-cell-style-name="ce270"/>
        <table:table-column table:style-name="co9" table:default-cell-style-name="ce274"/>
        <table:table-column table:style-name="co10" table:default-cell-style-name="ce262"/>
        <table:table-column table:style-name="co17" table:default-cell-style-name="ce270"/>
        <table:table-column table:style-name="co9" table:default-cell-style-name="ce274"/>
        <table:table-column table:style-name="co10" table:default-cell-style-name="ce262"/>
        <table:table-column table:style-name="co17" table:default-cell-style-name="ce270"/>
        <table:table-column table:style-name="co9" table:default-cell-style-name="ce274"/>
        <table:table-column table:style-name="co10" table:default-cell-style-name="ce262"/>
        <table:table-column table:style-name="co17" table:default-cell-style-name="ce270"/>
        <table:table-column table:style-name="co9" table:default-cell-style-name="ce274"/>
        <table:table-column table:style-name="co10" table:default-cell-style-name="ce262"/>
        <table:table-column table:style-name="co17" table:default-cell-style-name="ce270"/>
        <table:table-column table:style-name="co1" table:number-columns-repeated="6" table:default-cell-style-name="Default"/>
        <table:table-column table:style-name="co1" table:number-columns-repeated="3" table:default-cell-style-name="ce270"/>
        <table:table-column table:style-name="co1" table:number-columns-repeated="983" table:default-cell-style-name="ce262"/>
        <table:table-column table:style-name="co1" table:number-columns-repeated="2" table:default-cell-style-name="Default"/>
        <table:table-row table:style-name="ro5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1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1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1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1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1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1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1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ded by tests" table:style-name="ta1">
        <table:table-column table:style-name="co18" table:default-cell-style-name="ce262"/>
        <table:table-column table:style-name="co19" table:default-cell-style-name="ce141"/>
        <table:table-column table:style-name="co20" table:default-cell-style-name="ce144"/>
        <table:table-column table:style-name="co4" table:default-cell-style-name="ce308"/>
        <table:table-column table:style-name="co5" table:default-cell-style-name="ce316"/>
        <table:table-column table:style-name="co21" table:default-cell-style-name="ce321"/>
        <table:table-column table:style-name="co4" table:default-cell-style-name="ce326"/>
        <table:table-column table:style-name="co5" table:default-cell-style-name="ce326"/>
        <table:table-column table:style-name="co22" table:default-cell-style-name="ce326"/>
        <table:table-column table:style-name="co4" table:default-cell-style-name="ce400"/>
        <table:table-column table:style-name="co5" table:default-cell-style-name="ce400"/>
        <table:table-column table:style-name="co23" table:default-cell-style-name="ce400"/>
        <table:table-column table:style-name="co24" table:number-columns-repeated="2" table:default-cell-style-name="ce400"/>
        <table:table-column table:style-name="co25" table:default-cell-style-name="ce400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1000" table:default-cell-style-name="Default"/>
        <table:table-row table:style-name="ro6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5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2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45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/>
          <table:table-cell/>
          <table:table-cell table:style-name="ce145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45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2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45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1">
          <table:covered-table-cell table:number-columns-repeated="2"/>
          <table:covered-table-cell table:style-name="ce145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/>
          <table:table-cell/>
          <table:table-cell table:style-name="ce145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/>
          <table:covered-table-cell table:style-name="ce298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145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4">
          <table:covered-table-cell table:number-columns-repeated="2"/>
          <table:table-cell table:style-name="ce145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145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145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row table:style-name="ro5">
          <table:table-cell table:style-name="ce264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1">
          <table:table-cell table:style-name="ce264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202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202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202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202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202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202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5">
          <table:table-cell table:style-name="ce264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1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1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264" table:number-columns-spanned="1" table:number-rows-spanned="20"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crossView crossSubject" table:style-name="ta1">
        <office:forms form:automatic-focus="false" form:apply-design-mode="false"/>
        <table:table-column table:style-name="co1" table:number-columns-repeated="2" table:default-cell-style-name="ce262"/>
        <table:table-column table:style-name="co23" table:default-cell-style-name="ce262"/>
        <table:table-column table:style-name="co1" table:number-columns-repeated="2" table:default-cell-style-name="ce262"/>
        <table:table-column table:style-name="co23" table:default-cell-style-name="ce262"/>
        <table:table-column table:style-name="co1" table:number-columns-repeated="1018" table:default-cell-style-name="ce262"/>
        <table:table-row table:style-name="ro5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1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 MINI SPLITTING" table:style-name="ta1">
        <office:forms form:automatic-focus="false" form:apply-design-mode="false"/>
        <table:table-column table:style-name="co29" table:default-cell-style-name="ce262"/>
        <table:table-column table:style-name="co30" table:default-cell-style-name="ce262"/>
        <table:table-column table:style-name="co31" table:default-cell-style-name="ce262"/>
        <table:table-column table:style-name="co32" table:default-cell-style-name="ce262"/>
        <table:table-column table:style-name="co33" table:default-cell-style-name="ce262"/>
        <table:table-column table:style-name="co1" table:number-columns-repeated="2" table:default-cell-style-name="ce262"/>
        <table:table-column table:style-name="co34" table:default-cell-style-name="ce262"/>
        <table:table-column table:style-name="co1" table:number-columns-repeated="1016" table:default-cell-style-name="ce262"/>
        <table:table-row table:style-name="ro5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202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den units" table:style-name="ta1">
        <office:forms form:automatic-focus="false" form:apply-design-mode="false"/>
        <table:table-column table:style-name="co35" table:default-cell-style-name="ce262"/>
        <table:table-column table:style-name="co36" table:default-cell-style-name="ce262"/>
        <table:table-column table:style-name="co30" table:default-cell-style-name="ce262"/>
        <table:table-column table:style-name="co1" table:number-columns-repeated="2" table:default-cell-style-name="ce262"/>
        <table:table-row table:style-name="ro1">
          <table:table-cell/>
          <table:table-cell table:number-columns-repeated="2" office:value-type="string" calcext:value-type="string">
            <text:p>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neurons</text:p>
          </table:table-cell>
          <table:table-cell table:formula="of:=34+(34*(11/60))" office:value-type="float" office:value="40.2333333333333" calcext:value-type="float">
            <text:p>40,2333333333333</text:p>
          </table:table-cell>
          <table:table-cell table:formula="of:=34+(34*(11/60))" office:value-type="float" office:value="40.2333333333333" calcext:value-type="float">
            <text:p>40,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Neuron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ing samples</text:p>
          </table:table-cell>
          <table:table-cell table:formula="of:=39000*8/60" office:value-type="float" office:value="5200" calcext:value-type="float">
            <text:p>5200</text:p>
          </table:table-cell>
          <table:table-cell table:formula="of:=39000" office:value-type="float" office:value="39000" calcext:value-type="float">
            <text:p>390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idden units</text:p>
          </table:table-cell>
          <table:table-cell table:style-name="ce345" table:formula="of:=[.B5]/([.B4]*([.B2]+[.B3]))" office:value-type="float" office:value="53.9046302695232" calcext:value-type="float">
            <text:p>53,90</text:p>
          </table:table-cell>
          <table:table-cell table:style-name="ce345" table:formula="of:=[.C5]/([.C4]*([.C2]+[.C3]))" office:value-type="float" office:value="194.546059195211" calcext:value-type="float">
            <text:p>194,5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28:22.66581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05T17:30:06.642799072</dc:date>
    <meta:editing-duration>P3DT11H7M14S</meta:editing-duration>
    <meta:editing-cycles>36</meta:editing-cycles>
    <meta:generator>LibreOffice/6.0.1.1$MacOSX_X86_64 LibreOffice_project/60bfb1526849283ce2491346ed2aa51c465abfe6</meta:generator>
    <meta:document-statistic meta:table-count="9" meta:cell-count="4866" meta:object-count="0"/>
  </office:meta>
</office:document-meta>
</file>